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0.92mm" svg:y="121.95mm">
            <draw:object draw:notify-on-update-of-ranges="Sheet1.C15:Sheet1.C15 Sheet1.D15:Sheet1.U15 Sheet1.C16:Sheet1.C16 Sheet1.D16:Sheet1.U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12"/>
          <table:table-cell office:value-type="string" calcext:value-type="string">
            <text:p>get sim_IPC data from 35 to 36 ( FP 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FT</text:p>
          </table:table-cell>
          <table:table-cell office:value-type="float" office:value="2.4071" calcext:value-type="float">
            <text:p>2.4071</text:p>
          </table:table-cell>
          <table:table-cell office:value-type="float" office:value="3.6608" calcext:value-type="float">
            <text:p>3.6608</text:p>
          </table:table-cell>
          <table:table-cell office:value-type="float" office:value="2.4056" calcext:value-type="float">
            <text:p>2.4056</text:p>
          </table:table-cell>
          <table:table-cell office:value-type="float" office:value="1.4994" calcext:value-type="float">
            <text:p>1.4994</text:p>
          </table:table-cell>
          <table:table-cell office:value-type="float" office:value="0.7832" calcext:value-type="float">
            <text:p>0.7832</text:p>
          </table:table-cell>
          <table:table-cell office:value-type="float" office:value="1.7659" calcext:value-type="float">
            <text:p>1.7659</text:p>
          </table:table-cell>
          <table:table-cell office:value-type="float" office:value="2.8205" calcext:value-type="float">
            <text:p>2.8205</text:p>
          </table:table-cell>
          <table:table-cell office:value-type="float" office:value="0.5893" calcext:value-type="float">
            <text:p>0.5893</text:p>
          </table:table-cell>
          <table:table-cell office:value-type="float" office:value="4.0425" calcext:value-type="float">
            <text:p>4.0425</text:p>
          </table:table-cell>
          <table:table-cell office:value-type="float" office:value="4.5324" calcext:value-type="float">
            <text:p>4.5324</text:p>
          </table:table-cell>
          <table:table-cell office:value-type="float" office:value="3.7859" calcext:value-type="float">
            <text:p>3.7859</text:p>
          </table:table-cell>
          <table:table-cell office:value-type="float" office:value="4.0622" calcext:value-type="float">
            <text:p>4.0622</text:p>
          </table:table-cell>
          <table:table-cell office:value-type="float" office:value="2.9634" calcext:value-type="float">
            <text:p>2.9634</text:p>
          </table:table-cell>
          <table:table-cell office:value-type="float" office:value="5.1895" calcext:value-type="float">
            <text:p>5.1895</text:p>
          </table:table-cell>
          <table:table-cell office:value-type="float" office:value="3.1409" calcext:value-type="float">
            <text:p>3.1409</text:p>
          </table:table-cell>
          <table:table-cell office:value-type="float" office:value="2.2112" calcext:value-type="float">
            <text:p>2.2112</text:p>
          </table:table-cell>
          <table:table-cell office:value-type="float" office:value="4.3127" calcext:value-type="float">
            <text:p>4.3127</text:p>
          </table:table-cell>
          <table:table-cell office:value-type="float" office:value="4.0389" calcext:value-type="float">
            <text:p>4.0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NDOM</text:p>
          </table:table-cell>
          <table:table-cell office:value-type="float" office:value="1.9838" calcext:value-type="float">
            <text:p>1.9838</text:p>
          </table:table-cell>
          <table:table-cell office:value-type="float" office:value="3.3514" calcext:value-type="float">
            <text:p>3.3514</text:p>
          </table:table-cell>
          <table:table-cell office:value-type="float" office:value="1.7558" calcext:value-type="float">
            <text:p>1.7558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7567" calcext:value-type="float">
            <text:p>0.7567</text:p>
          </table:table-cell>
          <table:table-cell office:value-type="float" office:value="1.4939" calcext:value-type="float">
            <text:p>1.4939</text:p>
          </table:table-cell>
          <table:table-cell office:value-type="float" office:value="2.5951" calcext:value-type="float">
            <text:p>2.5951</text:p>
          </table:table-cell>
          <table:table-cell office:value-type="float" office:value="0.587" calcext:value-type="float">
            <text:p>0.587</text:p>
          </table:table-cell>
          <table:table-cell office:value-type="float" office:value="3.7856" calcext:value-type="float">
            <text:p>3.7856</text:p>
          </table:table-cell>
          <table:table-cell office:value-type="float" office:value="4.1116" calcext:value-type="float">
            <text:p>4.1116</text:p>
          </table:table-cell>
          <table:table-cell office:value-type="float" office:value="3.5221" calcext:value-type="float">
            <text:p>3.5221</text:p>
          </table:table-cell>
          <table:table-cell office:value-type="float" office:value="3.5296" calcext:value-type="float">
            <text:p>3.5296</text:p>
          </table:table-cell>
          <table:table-cell office:value-type="float" office:value="2.6902" calcext:value-type="float">
            <text:p>2.6902</text:p>
          </table:table-cell>
          <table:table-cell office:value-type="float" office:value="4.8547" calcext:value-type="float">
            <text:p>4.8547</text:p>
          </table:table-cell>
          <table:table-cell office:value-type="float" office:value="3.0704" calcext:value-type="float">
            <text:p>3.0704</text:p>
          </table:table-cell>
          <table:table-cell office:value-type="float" office:value="1.4676" calcext:value-type="float">
            <text:p>1.4676</text:p>
          </table:table-cell>
          <table:table-cell office:value-type="float" office:value="4.0731" calcext:value-type="float">
            <text:p>4.0731</text:p>
          </table:table-cell>
          <table:table-cell office:value-type="float" office:value="3.9955" calcext:value-type="float">
            <text:p>3.995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NDOM</text:p>
          </table:table-cell>
          <table:table-cell table:formula="of:=(1-[.D13]/[.D12])*100" office:value-type="float" office:value="17.5854762992813" calcext:value-type="float">
            <text:p>17.5854762992813</text:p>
          </table:table-cell>
          <table:table-cell table:formula="of:=(1-[.E13]/[.E12])*100" office:value-type="float" office:value="8.45170454545455" calcext:value-type="float">
            <text:p>8.45170454545455</text:p>
          </table:table-cell>
          <table:table-cell table:formula="of:=(1-[.F13]/[.F12])*100" office:value-type="float" office:value="27.0119720651812" calcext:value-type="float">
            <text:p>27.0119720651812</text:p>
          </table:table-cell>
          <table:table-cell table:formula="of:=(1-[.G13]/[.G12])*100" office:value-type="float" office:value="40.1827397625717" calcext:value-type="float">
            <text:p>40.1827397625717</text:p>
          </table:table-cell>
          <table:table-cell table:formula="of:=(1-[.H13]/[.H12])*100" office:value-type="float" office:value="3.38355464759958" calcext:value-type="float">
            <text:p>3.38355464759958</text:p>
          </table:table-cell>
          <table:table-cell table:formula="of:=(1-[.I13]/[.I12])*100" office:value-type="float" office:value="15.402910697095" calcext:value-type="float">
            <text:p>15.402910697095</text:p>
          </table:table-cell>
          <table:table-cell table:formula="of:=(1-[.J13]/[.J12])*100" office:value-type="float" office:value="7.99149087041305" calcext:value-type="float">
            <text:p>7.99149087041305</text:p>
          </table:table-cell>
          <table:table-cell table:formula="of:=(1-[.K13]/[.K12])*100" office:value-type="float" office:value="0.390293568640776" calcext:value-type="float">
            <text:p>0.390293568640776</text:p>
          </table:table-cell>
          <table:table-cell table:formula="of:=(1-[.L13]/[.L12])*100" office:value-type="float" office:value="6.35497835497836" calcext:value-type="float">
            <text:p>6.35497835497836</text:p>
          </table:table-cell>
          <table:table-cell table:formula="of:=(1-[.M13]/[.M12])*100" office:value-type="float" office:value="9.28426440737798" calcext:value-type="float">
            <text:p>9.28426440737798</text:p>
          </table:table-cell>
          <table:table-cell table:formula="of:=(1-[.N13]/[.N12])*100" office:value-type="float" office:value="6.96796006233656" calcext:value-type="float">
            <text:p>6.96796006233656</text:p>
          </table:table-cell>
          <table:table-cell table:formula="of:=(1-[.O13]/[.O12])*100" office:value-type="float" office:value="13.11112205209" calcext:value-type="float">
            <text:p>13.11112205209</text:p>
          </table:table-cell>
          <table:table-cell table:formula="of:=(1-[.P13]/[.P12])*100" office:value-type="float" office:value="9.21914017682393" calcext:value-type="float">
            <text:p>9.21914017682393</text:p>
          </table:table-cell>
          <table:table-cell table:formula="of:=(1-[.Q13]/[.Q12])*100" office:value-type="float" office:value="6.45148858271509" calcext:value-type="float">
            <text:p>6.45148858271509</text:p>
          </table:table-cell>
          <table:table-cell table:formula="of:=(1-[.R13]/[.R12])*100" office:value-type="float" office:value="2.24457957910154" calcext:value-type="float">
            <text:p>2.24457957910154</text:p>
          </table:table-cell>
          <table:table-cell table:formula="of:=(1-[.S13]/[.S12])*100" office:value-type="float" office:value="33.6287988422576" calcext:value-type="float">
            <text:p>33.6287988422576</text:p>
          </table:table-cell>
          <table:table-cell table:formula="of:=(1-[.T13]/[.T12])*100" office:value-type="float" office:value="5.55568437405802" calcext:value-type="float">
            <text:p>5.55568437405802</text:p>
          </table:table-cell>
          <table:table-cell table:formula="of:=(1-[.U13]/[.U12])*100" office:value-type="float" office:value="1.07455000123796" calcext:value-type="float">
            <text:p>1.074550001237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00:02:12.941327363</meta:creation-date>
    <dc:date>2020-12-11T00:04:56.694089208</dc:date>
    <meta:editing-duration>PT2M44S</meta:editing-duration>
    <meta:editing-cycles>1</meta:editing-cycles>
    <meta:document-statistic meta:table-count="1" meta:cell-count="9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C15:Sheet1.U16" chart:data-source-has-labels="both" svg:x="0.32cm" svg:y="0.18cm" svg:width="13.097cm" svg:height="8.64cm">
          <chartooo:coordinate-region svg:x="1.297cm" svg:y="0.18cm" svg:width="12.12cm" svg:height="6.563cm"/>
          <chart:axis chart:dimension="x" chart:name="primary-x" chart:style-name="ch4" chartooo:axis-type="auto">
            <chartooo:date-scale/>
            <chart:categories table:cell-range-address="Sheet1.D15:Sheet1.U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6:Sheet1.U16" chart:label-cell-address="Sheet1.C16:Sheet1.C16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Sheet1.D15:Sheet1.U15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Sheet1.C16:Sheet1.C16</svg:desc>
                </draw:g>
              </table:table-cell>
              <table:table-cell office:value-type="float" office:value="17.5854762992813">
                <text:p>17.5854762992813</text:p>
                <draw:g>
                  <svg:desc>Sheet1.D16:Sheet1.U16</svg:desc>
                </draw:g>
              </table:table-cell>
              <table:table-cell office:value-type="float" office:value="8.45170454545455">
                <text:p>8.45170454545455</text:p>
              </table:table-cell>
              <table:table-cell office:value-type="float" office:value="27.0119720651812">
                <text:p>27.0119720651812</text:p>
              </table:table-cell>
              <table:table-cell office:value-type="float" office:value="40.1827397625717">
                <text:p>40.1827397625717</text:p>
              </table:table-cell>
              <table:table-cell office:value-type="float" office:value="3.38355464759958">
                <text:p>3.38355464759958</text:p>
              </table:table-cell>
              <table:table-cell office:value-type="float" office:value="15.402910697095">
                <text:p>15.402910697095</text:p>
              </table:table-cell>
              <table:table-cell office:value-type="float" office:value="7.99149087041305">
                <text:p>7.99149087041305</text:p>
              </table:table-cell>
              <table:table-cell office:value-type="float" office:value="0.390293568640776">
                <text:p>0.390293568640776</text:p>
              </table:table-cell>
              <table:table-cell office:value-type="float" office:value="6.35497835497836">
                <text:p>6.35497835497836</text:p>
              </table:table-cell>
              <table:table-cell office:value-type="float" office:value="9.28426440737798">
                <text:p>9.28426440737798</text:p>
              </table:table-cell>
              <table:table-cell office:value-type="float" office:value="6.96796006233656">
                <text:p>6.96796006233656</text:p>
              </table:table-cell>
              <table:table-cell office:value-type="float" office:value="13.11112205209">
                <text:p>13.11112205209</text:p>
              </table:table-cell>
              <table:table-cell office:value-type="float" office:value="9.21914017682393">
                <text:p>9.21914017682393</text:p>
              </table:table-cell>
              <table:table-cell office:value-type="float" office:value="6.45148858271509">
                <text:p>6.45148858271509</text:p>
              </table:table-cell>
              <table:table-cell office:value-type="float" office:value="2.24457957910154">
                <text:p>2.24457957910154</text:p>
              </table:table-cell>
              <table:table-cell office:value-type="float" office:value="33.6287988422576">
                <text:p>33.6287988422576</text:p>
              </table:table-cell>
              <table:table-cell office:value-type="float" office:value="5.55568437405802">
                <text:p>5.55568437405802</text:p>
              </table:table-cell>
              <table:table-cell office:value-type="float" office:value="1.07455000123796">
                <text:p>1.07455000123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